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 table:number-rows-repeated="14">
          <table:table-cell table:number-columns-repeated="550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42"/>
        </table:table-row>
        <table:table-row table:style-name="ro1" table:number-rows-repeated="4">
          <table:table-cell table:number-columns-repeated="550"/>
        </table:table-row>
        <table:table-row table:style-name="ro1">
          <table:table-cell table:number-columns-repeated="91"/>
          <table:table-cell office:value-type="string" calcext:value-type="string">
            <text:p>mana</text:p>
          </table:table-cell>
          <table:table-cell table:number-columns-repeated="14"/>
          <table:table-cell office:value-type="string" calcext:value-type="string">
            <text:p>mana</text:p>
          </table:table-cell>
          <table:table-cell table:number-columns-repeated="443"/>
        </table:table-row>
        <table:table-row table:style-name="ro1">
          <table:table-cell table:number-columns-repeated="90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444"/>
        </table:table-row>
        <table:table-row table:style-name="ro1">
          <table:table-cell table:number-columns-repeated="8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45"/>
        </table:table-row>
        <table:table-row table:style-name="ro1">
          <table:table-cell table:number-columns-repeated="8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number-columns-repeated="446"/>
        </table:table-row>
        <table:table-row table:style-name="ro1">
          <table:table-cell table:number-columns-repeated="8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447"/>
        </table:table-row>
        <table:table-row table:style-name="ro1">
          <table:table-cell table:number-columns-repeated="85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10"/>
          <table:table-cell office:value-type="string" calcext:value-type="string">
            <text:p>L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</text:p>
          </table:table-cell>
          <table:table-cell table:number-columns-repeated="445"/>
        </table:table-row>
        <table:table-row table:style-name="ro1">
          <table:table-cell table:number-columns-repeated="85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448"/>
        </table:table-row>
        <table:table-row table:style-name="ro1">
          <table:table-cell table:number-columns-repeated="8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47"/>
        </table:table-row>
        <table:table-row table:style-name="ro1">
          <table:table-cell table:number-columns-repeated="83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mana</text:p>
          </table:table-cell>
          <table:table-cell table:number-columns-repeated="9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mana</text:p>
          </table:table-cell>
          <table:table-cell table:number-columns-repeated="446"/>
        </table:table-row>
        <table:table-row table:style-name="ro1" table:number-rows-repeated="2">
          <table:table-cell table:number-columns-repeated="550"/>
        </table:table-row>
        <table:table-row table:style-name="ro1">
          <table:table-cell table:number-columns-repeated="77"/>
          <table:table-cell office:value-type="string" calcext:value-type="string">
            <text:p>big_mana</text:p>
          </table:table-cell>
          <table:table-cell table:number-columns-repeated="472"/>
        </table:table-row>
        <table:table-row table:style-name="ro1">
          <table:table-cell table:number-columns-repeated="77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7"/>
          <table:table-cell office:value-type="string" calcext:value-type="string">
            <text:p>mana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big_crit_dmg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water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_big</text:p>
          </table:table-cell>
          <table:table-cell table:number-columns-repeated="2"/>
          <table:table-cell office:value-type="string" calcext:value-type="string">
            <text:p>mana_battery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nature_damage_big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table:number-columns-repeated="3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9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nature_penetration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magical_life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rcane_devotion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spell_nature_damage_big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thunder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9"/>
          <table:table-cell office:value-type="string" calcext:value-type="string">
            <text:p>big_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crossbow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spell_thunder_damage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magic_shield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water_weapon_damage_big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armony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big_increase_healin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big_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t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/>
          <table:table-cell office:value-type="string" calcext:value-type="string">
            <text:p>crossbow_damage_big</text:p>
          </table:table-cell>
          <table:table-cell table:number-columns-repeated="4"/>
          <table:table-cell office:value-type="string" calcext:value-type="string">
            <text:p>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ivinit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mana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increase_healing</text:p>
          </table:table-cell>
          <table:table-cell/>
          <table:table-cell office:value-type="string" calcext:value-type="string">
            <text:p>big_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crease_healing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big_crit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fire_weapon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od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dex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fi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oss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elemental_resi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purit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fi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alent_start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talent_start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table:number-columns-repeated="4"/>
          <table:table-cell office:value-type="string" calcext:value-type="string">
            <text:p>familiar_instinct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ranged_dmg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ranged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_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natu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nature_weapon_damage_big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ranged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nature_weapon_damage_big</text:p>
          </table:table-cell>
          <table:table-cell/>
          <table:table-cell office:value-type="string" calcext:value-type="string">
            <text:p>thunder_weapon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od_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big_dodge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ele_cross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big_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dex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thunder_weapon_damage_big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big_armor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xe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d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9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crit_dmg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arm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ckless_blow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verflowing_vitality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arm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9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ical_weapon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ical_weapon_damage_big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1"/>
          <table:table-cell office:value-type="string" calcext:value-type="string">
            <text:p>physical_weapon_damage_big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ele_axe_damage</text:p>
          </table:table-cell>
          <table:table-cell table:number-columns-repeated="11"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le_sword_damage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6"/>
          <table:table-cell office:value-type="string" calcext:value-type="string">
            <text:p>axe_damage</text:p>
          </table:table-cell>
          <table:table-cell table:number-columns-repeated="5"/>
          <table:table-cell office:value-type="string" calcext:value-type="string">
            <text:p>ele_axe_damage</text:p>
          </table:table-cell>
          <table:table-cell table:number-columns-repeated="9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ele_sword_damage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axe_damage_big</text:p>
          </table:table-cell>
          <table:table-cell table:number-columns-repeated="3"/>
          <table:table-cell office:value-type="string" calcext:value-type="string">
            <text:p>ele_axe_damage_big</text:p>
          </table:table-cell>
          <table:table-cell table:number-columns-repeated="11"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le_sword_damage_big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 table:number-rows-repeated="1048388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2:53:23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6T12:55:41.361000000</dc:date>
    <meta:editing-cycles>91</meta:editing-cycles>
    <meta:editing-duration>PT4H52M46S</meta:editing-duration>
    <meta:document-statistic meta:table-count="1" meta:cell-count="1898" meta:object-count="0"/>
  </office:meta>
</office:document-meta>
</file>